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fb136" officeooo:paragraph-rsid="000fb136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</style:style>
    <style:style style:name="P4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fb136" officeooo:paragraph-rsid="000fb136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10a16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CON JQUERY</text:p>
      <text:p text:style-name="P2"/>
      <text:p text:style-name="P1"><text:bookmark text:name="docs-internal-guid-92ddba93-ab3b-51cd-3e78-a61c9921ac32"/>1. Crear un documento HTML con un encabezado, dos párrafos y un botón. Al pulsar el botón mediante el selector $(“*”) se debe ocultar todo. Método hide()</text:p>
      <text:p text:style-name="Text_20_body"/>
      <text:p text:style-name="P1">2. En el mismo documento HTML anterior. Al pulsar el botón debe ocultarse dicho botón.</text:p>
      <text:p text:style-name="Text_20_body"/>
      <text:p text:style-name="P1">3. En el mismo documento HTML anterior. Suponemos que el encabezado y el primer párrafo tienen el atributo class=”intro”.Deberás ocultar al clickar el botón, dicho párrafo.</text:p>
      <text:p text:style-name="Text_20_body"/>
      <text:p text:style-name="P1">4. Realiza el mismo código que en el script 3 pero ahora selecciona dicho párrafo mediante otro selector. p:first</text:p>
      <text:p text:style-name="Text_20_body"/>
      <text:p text:style-name="P1">5. Selecciona el primer elemento de la primera lista y oculta dicho elemento.</text:p>
      <text:p text:style-name="Text_20_body"/>
      <text:p text:style-name="P3"><text:span text:style-name="T1">   <text:tab/> </text:span><text:span text:style-name="T2">Lista 1:</text:span></text:p>
      <text:list xml:id="list8356004615714640201" text:style-name="L1">
        <text:list-item>
          <text:p text:style-name="P6">Tortilla</text:p>
        </text:list-item>
        <text:list-item>
          <text:p text:style-name="P6">Jamón</text:p>
        </text:list-item>
        <text:list-item>
          <text:p text:style-name="P6">Queso</text:p>
        </text:list-item>
      </text:list>
      <text:p text:style-name="P4">Lista 2:</text:p>
      <text:list xml:id="list7922814110300863328" text:style-name="L2">
        <text:list-item>
          <text:list>
            <text:list-item>
              <text:list>
                <text:list-item>
                  <text:p text:style-name="P7">Coca Cola</text:p>
                </text:list-item>
                <text:list-item>
                  <text:p text:style-name="P7">Leche</text:p>
                </text:list-item>
                <text:list-item>
                  <text:p text:style-name="P7">Té</text:p>
                </text:list-item>
              </text:list>
            </text:list-item>
          </text:list>
        </text:list-item>
      </text:list>
      <text:p text:style-name="Text_20_body"/>
      <text:p text:style-name="P1">6. Oculta los <text:s/>elementos de la <text:span text:style-name="T3">primera </text:span>lista del script 5.</text:p>
      <text:p text:style-name="Text_20_body"/>
      <text:p text:style-name="P1">7. Crea un documento con un par de enlaces mediante el atributo href y oculta ambos enlaces. </text:p>
      <text:p text:style-name="Text_20_body"/>
      <text:p text:style-name="P1">8. Crea un documento con dos enlaces y dos botones. Uno se tiene que abrir en una nueva ventana (target="_blank") y el otro no. Cada botón debe ocultar uno de los enlaces en función de su atributo target.</text:p>
      <text:p text:style-name="Text_20_body"/>
      <text:p text:style-name="P1">9. Crea un documento con un botón que se oculte el botón  al clickarlo.</text:p>
      <text:p text:style-name="Text_20_body"/>
      <text:p text:style-name="P1">10. Crear un documento con una tabla. Poner el fondo de las filas pares en rojo (usar el método .css("background-color","red"). A continuación poner el fondo de las filas impares en verde ..css("background-color","green")</text:p>
      <text:p text:style-name="Text_20_body"/>
      <text:p text:style-name="P1">11. Crear un documento con un párrafo, el cuál se oculte al clicar dos veces sobre él.</text:p>
      <text:p text:style-name="Text_20_body"/>
      <text:p text:style-name="P1"><text:soft-page-break/>12. Crear un documento con un párrafo tal que aparezca un aviso alert() cuando se presiona el botón izquierdo del ratón.</text:p>
      <text:p text:style-name="P5">13. Utiliza el método hover() para lanzar un mensaje cuando nos posicionamos sobre un párrafo y otro cuando salgamos de é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2.1.2$Windows_x86 LibreOffice_project/31dd62db80d4e60af04904455ec9c9219178d620</meta:generator>
    <dc:date>2018-02-19T00:57:59.761000000</dc:date>
    <meta:document-statistic meta:table-count="0" meta:image-count="0" meta:object-count="0" meta:page-count="2" meta:paragraph-count="22" meta:word-count="291" meta:character-count="1659" meta:non-whitespace-character-count="1388"/>
    <meta:user-defined meta:name="Info 1"/>
    <meta:user-defined meta:name="Info 2"/>
    <meta:user-defined meta:name="Info 3"/>
    <meta:user-defined meta:name="Info 4"/>
  </office:meta>
</office:document-meta>
</file>